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t-Sets</text:p>
      <text:p text:style-name="Standard"/>
      <text:p text:style-name="P1">Properties</text:p>
      <text:list xml:id="list627460663" text:style-name="L1">
        <text:list-item>
          <text:p text:style-name="P3">The minimum number of non-cutset-vertices of a tree is 2. Think of a tree with only one child per node except for the leaf. </text:p>
        </text:list-item>
      </text:list>
      <text:p text:style-name="P1"/>
      <text:p text:style-name="P1">Applications of cut-sets</text:p>
      <text:list xml:id="list802127907" text:style-name="L2">
        <text:list-item>
          <text:p text:style-name="P5">Used to identify weak spots in a communication net.</text:p>
        </text:list-item>
        <text:list-item>
          <text:p text:style-name="P5">For this purpose all cut-sets of the corresponding graph are listed out and the ones having the smallest number are identified.</text:p>
        </text:list-item>
        <text:list-item>
          <text:p text:style-name="P5">Thus the main requirement is a method to systematically list out all cut-sets of a graph</text:p>
        </text:list-item>
        <text:list-item>
          <text:p text:style-name="P5">All cut-sets of a graph can be generated by following the below method</text:p>
          <text:list>
            <text:list-item>
              <text:p text:style-name="P5">List out all the fundamental cut-sets w.r.t to any given spanning tree of the graph</text:p>
            </text:list-item>
            <text:list-item>
              <text:p text:style-name="P5">Generate all cut-sets by repeatedly applying the ring-sum(Exclusive-OR),<draw:frame draw:style-name="fr1" draw:name="Object1" text:anchor-type="as-char" svg:width="0.534cm" svg:height="0.288cm" draw:z-index="0"><draw:object xlink:href="./Object 1" xlink:type="simple" xlink:show="embed" xlink:actuate="onLoad"/><draw:image xlink:href="./ObjectReplacements/Object 1" xlink:type="simple" xlink:show="embed" xlink:actuate="onLoad"/></draw:frame>, operation on the available cut-sets.</text:p>
            </text:list-item>
          </text:list>
        </text:list-item>
      </text:list>
      <text:p text:style-name="P4"/>
      <text:p text:style-name="P1">Bridges</text:p>
      <text:p text:style-name="P4">Single edges which separate a graph are called bridges</text:p>
      <text:p text:style-name="P4"/>
      <text:p text:style-name="P1">Articulation points</text:p>
      <text:p text:style-name="P4">Single points which separate a graph are called articulation points</text:p>
      <text:p text:style-name="P1"/>
      <text:p text:style-name="P1"/>
      <text:p text:style-name="P1">Gate Questions</text:p>
      <text:list xml:id="list202898636" text:style-name="L3">
        <text:list-item>
          <text:p text:style-name="P7">TG – 2241 – 5</text:p>
        </text:list-item>
        <text:list-item>
          <text:p text:style-name="P7">TG – 2242 – 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4$Linux LibreOffice_project/340m1$Build-402</meta:generator>
    <dc:date>2012-02-05T20:10:04</dc:date>
    <dc:creator>Kempa </dc:creator>
    <meta:editing-duration>PT2H25M18S</meta:editing-duration>
    <meta:editing-cycles>6</meta:editing-cycles>
    <meta:document-statistic meta:table-count="0" meta:image-count="0" meta:object-count="1" meta:page-count="1" meta:paragraph-count="17" meta:word-count="160" meta:character-count="892" meta:non-whitespace-character-count="757"/>
  </office:meta>
</office:document-meta>
</file>

<file path=Object 1/content.xml><?xml version="1.0" encoding="utf-8"?>
<math xmlns="http://www.w3.org/1998/Math/MathML">
  <semantics>
    <mrow>
      <mo stretchy="false">@</mo>
    </mrow>
    <annotation encoding="StarMath 5.0">%UxE137 </annotation>
  </semantics>
</math>
</file>